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9"/>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style style:name="P20" style:family="paragraph" style:parent-style-name="Text_20_body" style:list-style-name="L1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jektdokumentation</text:h>
      <text:h text:style-name="Heading_20_3" text:outline-level="3">1. <text:span text:style-name="Strong_20_Emphasis">Projektidee</text:span></text:h>
      <text:p text:style-name="Text_20_body">Das Projekt ist eine einfache Kontaktverwaltungsanwendung, die es den Benutzern ermöglicht, ihre Kontakte effizient zu verwalten. Die Anwendung bietet die Möglichkeit, Kontakte hinzuzufügen, anzuzeigen, zu bearbeiten und zu löschen. Sie enthält grundlegende Validierungen, um sicherzustellen, dass die eingegebenen Daten korrekt sind. Ziel ist es, die Benutzerfreundlichkeit bei der Verwaltung persönlicher und beruflicher Kontakte zu gewährleisten.</text:p>
      <text:h text:style-name="Heading_20_3" text:outline-level="3">2. <text:span text:style-name="Strong_20_Emphasis">Anforderungskatalog</text:span></text:h>
      <text:p text:style-name="Text_20_body">Folgende Kernaufgaben werden in der Anwendung realisiert:</text:p>
      <text:list text:style-name="L6">
        <text:list-item>
          <text:p text:style-name="P10"><text:span text:style-name="Strong_20_Emphasis">Kontakt hinzufügen</text:span>: Erstellen neuer Kontakte mit Feldern für Name, Telefonnummer und Adresse.</text:p>
        </text:list-item>
        <text:list-item>
          <text:p text:style-name="P10"><text:span text:style-name="Strong_20_Emphasis">Kontakte anzeigen</text:span>: Auflisten aller vorhandenen Kontakte in der Datenbank.</text:p>
        </text:list-item>
        <text:list-item>
          <text:p text:style-name="P10"><text:span text:style-name="Strong_20_Emphasis">Kontakt bearbeiten</text:span>: Bestehende Kontakte können bearbeitet und aktualisiert werden.</text:p>
        </text:list-item>
        <text:list-item>
          <text:p text:style-name="P10"><text:span text:style-name="Strong_20_Emphasis">Kontakt löschen</text:span>: Entfernen von Kontakten aus der Liste.</text:p>
        </text:list-item>
        <text:list-item>
          <text:p text:style-name="P10"><text:span text:style-name="Strong_20_Emphasis">Navigation</text:span>: Benutzer können zwischen den verschiedenen Ansichten (Startseite, Kontaktliste, Kontakt hinzufügen) navigieren.</text:p>
        </text:list-item>
        <text:list-item>
          <text:p text:style-name="P9"><text:span text:style-name="Strong_20_Emphasis">Formularvalidierung</text:span>: Sicherstellen, dass alle erforderlichen Felder ausgefüllt und korrekt sind.</text:p>
        </text:list-item>
      </text:list>
      <text:h text:style-name="Heading_20_3" text:outline-level="3">3. <text:span text:style-name="Strong_20_Emphasis">Klassendiagramm</text:span></text:h>
      <text:p text:style-name="Text_20_body">Das Klassendiagramm zeigt die Beziehungen zwischen den Hauptkomponenten:</text:p>
      <text:list text:style-name="L7">
        <text:list-item>
          <text:p text:style-name="P12"><text:span text:style-name="Strong_20_Emphasis">App</text:span>: Hauptkomponente, die alle anderen Komponenten einbindet.</text:p>
        </text:list-item>
        <text:list-item>
          <text:p text:style-name="P12"><text:span text:style-name="Strong_20_Emphasis">Navbar</text:span>: Navigationsleiste für die Navigation zwischen den Seiten.</text:p>
        </text:list-item>
        <text:list-item>
          <text:p text:style-name="P12"><text:span text:style-name="Strong_20_Emphasis">ContactList</text:span>: Komponente, die alle Kontakte auflistet.</text:p>
        </text:list-item>
        <text:list-item>
          <text:p text:style-name="P12"><text:span text:style-name="Strong_20_Emphasis">AddContact</text:span>: Formularkomponente zum Hinzufügen eines neuen Kontakts.</text:p>
        </text:list-item>
        <text:list-item>
          <text:p text:style-name="P11"><text:span text:style-name="Strong_20_Emphasis">EditContact</text:span>: Formularkomponente zum Bearbeiten eines bestehenden Kontakts.</text:p>
        </text:list-item>
      </text:list>
      <text:p text:style-name="Text_20_body">Die <text:span text:style-name="Strong_20_Emphasis">Contact</text:span>-Klasse hat Attribute wie:</text:p>
      <text:list text:style-name="L8">
        <text:list-item>
          <text:p text:style-name="P14"><text:span text:style-name="Source_20_Text">name</text:span>: Name des Kontakts</text:p>
        </text:list-item>
        <text:list-item>
          <text:p text:style-name="P14"><text:span text:style-name="Source_20_Text">phone</text:span>: Telefonnummer des Kontakts</text:p>
        </text:list-item>
        <text:list-item>
          <text:p text:style-name="P13"><text:span text:style-name="Source_20_Text">address</text:span>: Adresse des Kontakts</text:p>
        </text:list-item>
      </text:list>
      <text:p text:style-name="Quotations">Klassendiagramme können mit einem Tool wie draw.io erstellt werden.</text:p>
      <text:p text:style-name="Quotations"/>
      <text:p text:style-name="Quotations"/>
      <text:h text:style-name="Heading_20_3" text:outline-level="3"><text:soft-page-break/>4. <text:span text:style-name="Strong_20_Emphasis">Storyboard</text:span></text:h>
      <text:p text:style-name="Text_20_body">Das Storyboard zeigt die grundlegenden Schritte und Abläufe der Anwendung:</text:p>
      <text:list text:style-name="L9">
        <text:list-item>
          <text:p text:style-name="P16"><text:span text:style-name="Strong_20_Emphasis">Startseite</text:span>: Benutzer gelangt zur Startseite.</text:p>
        </text:list-item>
        <text:list-item>
          <text:p text:style-name="P16"><text:span text:style-name="Strong_20_Emphasis">Kontakte anzeigen</text:span>: Benutzer kann eine Liste der Kontakte ansehen.</text:p>
        </text:list-item>
        <text:list-item>
          <text:p text:style-name="P16"><text:span text:style-name="Strong_20_Emphasis">Kontakt hinzufügen</text:span>: Benutzer füllt ein Formular aus, um einen neuen Kontakt hinzuzufügen.</text:p>
        </text:list-item>
        <text:list-item>
          <text:p text:style-name="P16"><text:span text:style-name="Strong_20_Emphasis">Kontakt bearbeiten</text:span>: Benutzer kann einen bestehenden Kontakt auswählen und bearbeiten.</text:p>
        </text:list-item>
        <text:list-item>
          <text:p text:style-name="P16"><text:span text:style-name="Strong_20_Emphasis">Kontakt löschen</text:span>: Benutzer kann einen Kontakt aus der Liste entfernen.</text:p>
        </text:list-item>
        <text:list-item>
          <text:p text:style-name="P15"><text:span text:style-name="Strong_20_Emphasis">Navigation</text:span>: Zurückkehren zur Startseite oder Kontaktliste nach der Bearbeitung oder Hinzufügung.</text:p>
        </text:list-item>
      </text:list>
      <text:p text:style-name="Quotations">Auch hier kann draw.io verwendet werden, um den Ablauf grafisch darzustellen.</text:p>
      <text:h text:style-name="Heading_20_3" text:outline-level="3">5. <text:span text:style-name="Strong_20_Emphasis">Screen-Mockups</text:span></text:h>
      <text:p text:style-name="Text_20_body">Die Mockups zeigen den Aufbau der wichtigsten Screens:</text:p>
      <text:list text:style-name="L10">
        <text:list-item>
          <text:p text:style-name="P18"><text:span text:style-name="Strong_20_Emphasis">Startseite</text:span>: Begrüßung und Navigation zu den Kontaktfunktionen.</text:p>
        </text:list-item>
        <text:list-item>
          <text:p text:style-name="P18"><text:span text:style-name="Strong_20_Emphasis">Kontaktliste</text:span>: Liste aller gespeicherten Kontakte mit Bearbeiten- und Löschen-Buttons.</text:p>
        </text:list-item>
        <text:list-item>
          <text:p text:style-name="P17"><text:span text:style-name="Strong_20_Emphasis">Kontakt hinzufügen/bearbeiten</text:span>: Formular mit Eingabefeldern für Name, Telefonnummer und Adresse.</text:p>
        </text:list-item>
      </text:list>
      <text:p text:style-name="Text_20_body">Diese Mockups können handgezeichnet oder mit Tools wie draw.io erstellt werden.</text:p>
      <text:h text:style-name="Heading_20_3" text:outline-level="3">6. <text:span text:style-name="Strong_20_Emphasis">REST-Schnittstellen</text:span></text:h>
      <text:p text:style-name="Text_20_body">Die Anwendung verwendet die folgenden REST-Schnittstellen:</text:p>
      <text:list text:style-name="L11">
        <text:list-item>
          <text:p text:style-name="P20"><text:span text:style-name="Strong_20_Emphasis">GET /contacts</text:span>: Ruft eine Liste aller gespeicherten Kontakte ab.</text:p>
        </text:list-item>
        <text:list-item>
          <text:p text:style-name="P20"><text:span text:style-name="Strong_20_Emphasis">POST /contacts</text:span>: Fügt einen neuen Kontakt zur Datenbank hinzu.</text:p>
        </text:list-item>
        <text:list-item>
          <text:p text:style-name="P20"><text:span text:style-name="Strong_20_Emphasis">PUT /contacts/</text:span></text:p>
          <text:p text:style-name="P20">: Aktualisiert einen bestehenden Kontakt.</text:p>
        </text:list-item>
        <text:list-item>
          <text:p text:style-name="P20"><text:span text:style-name="Strong_20_Emphasis">DELETE /contacts/</text:span></text:p>
          <text:p text:style-name="P19">: Löscht einen bestehenden Kontak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09:50:56.604602634</meta:creation-date>
    <dc:date>2024-09-17T08:57:49.409586174</dc:date>
    <meta:editing-duration>PT2M56S</meta:editing-duration>
    <meta:editing-cycles>3</meta:editing-cycles>
    <meta:generator>LibreOffice/24.2.5.2$Linux_X86_64 LibreOffice_project/420$Build-2</meta:generator>
    <meta:document-statistic meta:table-count="0" meta:image-count="0" meta:object-count="0" meta:page-count="2" meta:paragraph-count="46" meta:word-count="394" meta:character-count="3033" meta:non-whitespace-character-count="2714"/>
  </office:meta>
</office:document-meta>
</file>